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23 samples</text:p>
          </table:table-cell>
          <table:table-cell office:value-type="string" calcext:value-type="string">
            <text:p>50 samples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" calcext:value-type="float">
            <text:p>1E-0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  <table:table-cell office:value-type="float" office:value="231" calcext:value-type="float">
            <text:p>23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27" calcext:value-type="float">
            <text:p>327</text:p>
          </table:table-cell>
          <table:table-cell table:number-columns-repeated="8"/>
        </table:table-row>
        <table:table-row table:style-name="ro1">
          <table:table-cell table:formula="of:= AVERAGE([.A2:.A4])" office:value-type="float" office:value="348" calcext:value-type="float">
            <text:p>348</text:p>
          </table:table-cell>
          <table:table-cell table:formula="of:= AVERAGE([.B2:.B4])" office:value-type="float" office:value="271.666666666667" calcext:value-type="float">
            <text:p>271.6666666666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9:16:55.308333448</meta:creation-date>
    <dc:date>2019-06-26T15:40:52.249637579</dc:date>
    <meta:editing-duration>PT1H41M56S</meta:editing-duration>
    <meta:editing-cycles>1</meta:editing-cycles>
    <meta:document-statistic meta:table-count="1" meta:cell-count="24" meta:object-count="0"/>
    <meta:generator>LibreOffice/6.2.4.2$Linux_X86_64 LibreOffice_project/20$Build-2</meta:generator>
  </office:meta>
</office:document-meta>
</file>